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45500000128863ABCF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cm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2cm" svg:height="2.031cm" svg:x="0.624cm" svg:y="0.239cm">
          <draw:image xlink:href="Pictures/200000020000045500000128863ABCFB.eps" xlink:type="simple" xlink:show="embed" xlink:actuate="onLoad">
            <text:p/>
          </draw:image>
        </draw:frame>
        <draw:frame draw:style-name="gr2" draw:text-style-name="P2" draw:layer="layout" svg:width="0.764cm" svg:height="0.582cm" svg:x="0.887cm" svg:y="0.688cm">
          <draw:text-box>
            <text:p><text:span text:style-name="T1">مجاز</text:span></text:p>
          </draw:text-box>
        </draw:frame>
        <draw:frame draw:style-name="gr3" draw:text-style-name="P2" xml:id="id1" draw:id="id1" draw:layer="layout" svg:width="1.488cm" svg:height="0.913cm" svg:x="0.828cm" svg:y="1.397cm">
          <draw:text-box>
            <text:p><text:span text:style-name="T1">ایک سے چار</text:span></text:p>
            <text:p><text:span text:style-name="T1">منتخب کنندہ</text:span></text:p>
          </draw:text-box>
          <draw:glue-point draw:id="4" svg:x="0.53cm" svg:y="-3.373cm"/>
        </draw:frame>
        <draw:connector draw:style-name="gr4" draw:text-style-name="P1" draw:layer="layout" draw:type="curve" draw:line-skew="0.447cm" svg:x1="1.65cm" svg:y1="1.546cm" svg:x2="1.779cm" svg:y2="1.144cm" draw:start-shape="id1" draw:start-glue-point="4" svg:d="m1650 1546c0-303 129-102 129-402">
          <text:p/>
        </draw:connector>
        <draw:frame draw:style-name="gr2" draw:text-style-name="P2" draw:layer="layout" svg:width="0.955cm" svg:height="0.582cm" svg:x="7.62cm" svg:y="0.688cm">
          <draw:text-box>
            <text:p><text:span text:style-name="T1">لفظ </text:span><text:span text:style-name="T1">0</text:span></text:p>
          </draw:text-box>
        </draw:frame>
        <draw:frame draw:style-name="gr5" draw:text-style-name="P2" draw:layer="layout" svg:width="0.955cm" svg:height="0.709cm" svg:x="7.62cm" svg:y="0.18cm">
          <draw:text-box>
            <text:p><text:span text:style-name="T1">لفظ </text:span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0T12:42:25</dc:date>
    <dc:creator>kkk </dc:creator>
    <meta:generator>LibreOffice/3.3$Linux LibreOffice_project/330m19$Build-401</meta:generator>
    <meta:editing-duration>PT9H43M17S</meta:editing-duration>
    <meta:editing-cycles>51</meta:editing-cycles>
    <meta:document-statistic meta:object-count="6"/>
  </office:meta>
</office:document-meta>
</file>